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" svg:font-family="'Noto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Noto Sans" fo:font-size="9pt" fo:letter-spacing="normal" fo:font-style="normal" fo:font-weight="normal"/>
    </style:style>
    <style:style style:name="T1" style:family="text">
      <style:text-properties fo:font-variant="normal" fo:text-transform="none" style:font-name="Noto Sans" fo:font-size="9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github.com/ArsenLen/09052023" office:target-frame-name="_blank" xlink:show="new" text:style-name="Internet_20_link" text:visited-style-name="Visited_20_Internet_20_Link"><text:span text:style-name="T2">https://github.com/ArsenLen/09052023</text:span></text:a>ссылка на код занятий </text:p>
      <text:p text:style-name="P1"><text:a xlink:type="simple" xlink:href="https://github.com/ArsenLen/09052023" office:target-frame-name="_blank" xlink:show="new" text:style-name="Internet_20_link" text:visited-style-name="Visited_20_Internet_20_Link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" svg:font-family="'Noto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lia Rybtsiv</meta:initial-creator>
    <meta:creation-date>2023-05-22T15:16:51</meta:creation-date>
    <dc:date>2023-05-24T09:35:28</dc:date>
    <dc:creator>Yulia Rybtsiv</dc:creator>
    <meta:editing-duration>PT21H10M18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1" meta:word-count="4" meta:character-count="58"/>
  </office:meta>
</office:document-meta>
</file>